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06eb2d" officeooo:paragraph-rsid="0006eb2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dotted" style:text-underline-width="bold" style:text-underline-color="font-color" fo:font-weight="normal" style:font-weight-asian="normal" style:font-weight-complex="normal"/>
    </style:style>
    <style:style style:name="T6" style:family="text">
      <style:text-properties style:text-underline-style="dotted" style:text-underline-width="bold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3</text:p>
      <text:p text:style-name="P1">Jhonal Roca</text:p>
      <text:p text:style-name="P1">Tema – 4</text:p>
      <text:p text:style-name="P1"/>
      <text:p text:style-name="P1">Ejercicio 1:</text:p>
      <text:p text:style-name="P1"/>
      <text:p text:style-name="P1"><text:span text:style-name="T4">Representantes (</text:span><text:span text:style-name="T1">#id</text:span><text:span text:style-name="T4">, nombre)</text:span></text:p>
      <text:p text:style-name="P1"><text:span text:style-name="T4"/></text:p>
      <text:p text:style-name="P1"><text:span text:style-name="T4">Futbolistas (</text:span><text:span text:style-name="T1">#id</text:span><text:span text:style-name="T4">, nombre, </text:span><text:span text:style-name="T5">representante_id</text:span><text:span text:style-name="T4">)</text:span></text:p>
      <text:p text:style-name="P1"><text:span text:style-name="T4"/></text:p>
      <text:p text:style-name="P1"><text:span text:style-name="T4"/></text:p>
      <text:p text:style-name="P1"><text:span text:style-name="T4">Ejercicio 2:</text:span></text:p>
      <text:p text:style-name="P1"><text:span text:style-name="T4"/></text:p>
      <text:p text:style-name="P1">Representantes (<text:span text:style-name="T1">#id</text:span><text:span text:style-name="T4">, nombre)</text:span></text:p>
      <text:p text:style-name="P1"><text:span text:style-name="T4"/></text:p>
      <text:p text:style-name="P1"><text:span text:style-name="T4">Futbolistas (</text:span><text:span text:style-name="T1">#id</text:span><text:span text:style-name="T4">, nombre)</text:span></text:p>
      <text:p text:style-name="P1"><text:span text:style-name="T4"/></text:p>
      <text:p text:style-name="P1"><text:span text:style-name="T4">Futbolistas_tienen_representantes(</text:span><text:span text:style-name="T1">futbolista_id</text:span><text:span text:style-name="T4">, </text:span><text:span text:style-name="T5">#representante_id,</text:span><text:span text:style-name="T4"> fechaContrato, comisión)</text:span></text:p>
      <text:p text:style-name="P1"><text:span text:style-name="T4"/></text:p>
      <text:p text:style-name="P1"><text:span text:style-name="T4">Representante_id – Representantes( <text:s text:c="2"/>)</text:span></text:p>
      <text:p text:style-name="P1"><text:span text:style-name="T4">Futbolista_id – Futbolistas( <text:s text:c="2"/>)</text:span></text:p>
      <text:p text:style-name="P1"><text:span text:style-name="T4"/></text:p>
      <text:p text:style-name="P1"><text:span text:style-name="T4"/></text:p>
      <text:p text:style-name="P1"><text:span text:style-name="T4">Ejercicio 3:</text:span></text:p>
      <text:p text:style-name="P1"><text:span text:style-name="T4"/></text:p>
      <text:p text:style-name="P1"><text:span text:style-name="T4">Cordenadas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0:13:05.700000000</meta:creation-date>
    <dc:date>2024-11-25T10:32:16.073000000</dc:date>
    <meta:editing-duration>PT19M10S</meta:editing-duration>
    <meta:editing-cycles>1</meta:editing-cycles>
    <meta:document-statistic meta:table-count="0" meta:image-count="0" meta:object-count="0" meta:page-count="1" meta:paragraph-count="14" meta:word-count="36" meta:character-count="364" meta:non-whitespace-character-count="335"/>
    <meta:generator>LibreOffice/7.5.6.2$Windows_X86_64 LibreOffice_project/f654817fb68d6d4600d7d2f6b647e47729f55f15</meta:generator>
  </office:meta>
</office:document-meta>
</file>